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758cm" fo:min-width="3.0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6cm" svg:height="4.1cm" svg:x="6.1cm" svg:y="5.3cm">
          <text:p text:style-name="P1">edad &gt;= 1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7cm" svg:height="1.6cm" svg:x="13.2cm" svg:y="10.6cm">
          <text:p text:style-name="P1">Mensaje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2.7cm" svg:y1="7.35cm" svg:x2="16.05cm" svg:y2="10.6cm" draw:start-shape="id1" draw:start-glue-point="7" draw:end-shape="id2" draw:end-glue-point="5" svg:d="M12700 7350h3350v3250" svg:viewBox="0 0 3351 3251">
          <text:p/>
        </draw:connector>
        <draw:connector draw:style-name="gr3" draw:text-style-name="P1" draw:layer="layout" draw:line-skew="-2.499cm 1.998cm" svg:x1="6.1cm" svg:y1="7.35cm" svg:x2="16.05cm" svg:y2="12.2cm" draw:start-shape="id1" draw:start-glue-point="5" draw:end-shape="id2" draw:end-glue-point="8" svg:d="M6100 7350h-3000v7350h12950v-2500" svg:viewBox="0 0 12951 7351">
          <text:p/>
        </draw:connector>
        <draw:custom-shape draw:style-name="gr2" draw:text-style-name="P1" xml:id="id3" draw:id="id3" draw:layer="layout" svg:width="5.7cm" svg:height="1.6cm" svg:x="7cm" svg:y="1.9cm">
          <text:p text:style-name="P1">Lectur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1.6cm" svg:y1="2.5cm" svg:x2="12.6cm" svg:y2="1.4cm">
          <text:p/>
        </draw:line>
        <draw:line draw:style-name="gr4" draw:text-style-name="P1" draw:layer="layout" svg:x1="18.7cm" svg:y1="10cm" svg:x2="17.7cm" svg:y2="11cm">
          <text:p/>
        </draw:line>
        <draw:connector draw:style-name="gr3" draw:text-style-name="P1" draw:layer="layout" draw:line-skew="-0.901cm" svg:x1="9.85cm" svg:y1="3.5cm" svg:x2="9.4cm" svg:y2="5.3cm" draw:start-shape="id3" draw:start-glue-point="8" draw:end-shape="id1" draw:end-glue-point="4" svg:d="M9850 3500h-450v1800" svg:viewBox="0 0 451 1801">
          <text:p/>
        </draw:connector>
        <draw:frame draw:style-name="gr5" draw:text-style-name="P2" draw:layer="layout" svg:width="3.7cm" svg:height="1cm" svg:x="14.5cm" svg:y="6.4cm">
          <draw:text-box>
            <text:p>True</text:p>
          </draw:text-box>
        </draw:frame>
        <draw:frame draw:style-name="gr5" draw:text-style-name="P2" draw:layer="layout" svg:width="3.7cm" svg:height="1cm" svg:x="2.9cm" svg:y="6.4cm">
          <draw:text-box>
            <text:p>False</text:p>
          </draw:text-box>
        </draw:frame>
        <draw:line draw:style-name="gr4" draw:text-style-name="P3" draw:layer="layout" svg:x1="9.6cm" svg:y1="15.8cm" svg:x2="9.6cm" svg:y2="14.7cm">
          <text:p/>
        </draw:line>
        <draw:custom-shape draw:style-name="gr2" draw:text-style-name="P1" draw:layer="layout" svg:width="5.7cm" svg:height="1.6cm" svg:x="1.101cm" svg:y="10.601cm">
          <text:p text:style-name="P1">Mensaje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6.601cm" svg:y1="10.001cm" svg:x2="5.601cm" svg:y2="11.0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04T00:37:54.250181450</meta:creation-date>
    <dc:date>2015-11-04T00:57:54.831536325</dc:date>
    <dc:creator>Emiliano López</dc:creator>
    <meta:editing-duration>PT20M</meta:editing-duration>
    <meta:editing-cycles>5</meta:editing-cycles>
    <meta:generator>LibreOffice/4.3.3.2$Linux_X86_64 LibreOffice_project/430m0$Build-2</meta:generator>
    <meta:document-statistic meta:object-count="13"/>
  </office:meta>
</office:document-meta>
</file>